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053cm" svg:stroke-color="#808080" draw:marker-start-width="0.28cm" draw:marker-end-width="0.28cm" svg:stroke-opacity="85%" draw:fill-color="#808080" draw:opacity="15%" draw:textarea-horizontal-align="justify" draw:textarea-vertical-align="middle" draw:auto-grow-height="false" fo:min-height="2.796cm" fo:min-width="2.546cm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19cm" fo:min-width="0.622cm"/>
    </style:style>
    <style:style style:name="gr3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4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5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6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28cm" svg:stroke-color="#000000" draw:marker-start-width="0.242cm" draw:marker-end-width="0.242cm" svg:stroke-opacity="0%" draw:fill-color="#000000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84cm"/>
    </style:style>
    <style:style style:name="gr1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6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0.937cm"/>
    </style:style>
    <style:style style:name="P1" style:family="paragraph">
      <loext:graphic-properties draw:fill-color="#808080" draw:opacity="15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-33% 58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84cm" svg:height="4.384cm" draw:transform="rotate (1.57725404502728) translate (12.428cm 16.51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2" draw:layer="layout" svg:width="1.122cm" svg:height="2.569cm" draw:transform="rotate (1.5707963267949) translate (16.8cm 19cm)">
          <draw:text-box>
            <text:p/>
          </draw:text-box>
        </draw:frame>
        <draw:custom-shape draw:style-name="gr3" draw:text-style-name="P3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6.1cm" svg:y1="14.2cm" svg:x2="17.002cm" svg:y2="14.3cm">
          <text:p/>
        </draw:line>
        <draw:custom-shape draw:style-name="gr7" draw:text-style-name="P6" draw:layer="layout" svg:width="0.503cm" svg:height="0.5cm" draw:transform="rotate (1.5707963267949) translate (16.802cm 14.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7cm" svg:y1="14.3cm" svg:x2="15.1cm" svg:y2="14.3cm">
          <text:p/>
        </draw:line>
        <draw:custom-shape draw:style-name="gr9" draw:text-style-name="P6" draw:layer="layout" svg:width="0.503cm" svg:height="0.5cm" draw:transform="rotate (1.5707963267949) translate (10.6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8.7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6.8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2.6cm 14.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503cm" svg:height="0.5cm" draw:transform="rotate (1.5707963267949) translate (14.4cm 14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7" draw:layer="layout" svg:width="1.34cm" svg:height="1.405cm" svg:x="17.301cm" svg:y="12.989cm">
          <draw:text-box>
            <text:p><text:span text:style-name="T1">P</text:span></text:p>
          </draw:text-box>
        </draw:frame>
        <draw:polyline draw:style-name="gr11" draw:text-style-name="P5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1" draw:text-style-name="P5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2" draw:text-style-name="P7" draw:layer="layout" svg:width="1.349cm" svg:height="2.157cm" svg:x="15.3cm" svg:y="14.543cm">
          <draw:text-box>
            <text:p><text:span text:style-name="T1">→</text:span></text:p>
            <text:p><text:span text:style-name="T1"><text:s/></text:span><text:span text:style-name="T1">n</text:span></text:p>
          </draw:text-box>
        </draw:frame>
        <draw:frame draw:style-name="gr13" draw:text-style-name="P7" draw:layer="layout" svg:width="1.272cm" svg:height="1.405cm" svg:x="6.628cm" svg:y="12.395cm">
          <draw:text-box>
            <text:p><text:span text:style-name="T1">Q</text:span><text:span text:style-name="T2">i</text:span></text:p>
          </draw:text-box>
        </draw:frame>
        <draw:frame draw:style-name="gr14" draw:text-style-name="P7" draw:layer="layout" svg:width="1.437cm" svg:height="1.405cm" svg:x="13.763cm" svg:y="12.4cm">
          <draw:text-box>
            <text:p><text:span text:style-name="T1">Q</text:span><text:span text:style-name="T2">1</text:span></text:p>
          </draw:text-box>
        </draw:frame>
        <draw:frame draw:style-name="gr10" draw:text-style-name="P7" draw:layer="layout" svg:width="1.437cm" svg:height="1.405cm" svg:x="11.963cm" svg:y="12.395cm">
          <draw:text-box>
            <text:p><text:span text:style-name="T1">Q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1:36:49.075387616</dc:date>
    <meta:editing-duration>PT1H36M3S</meta:editing-duration>
    <meta:editing-cycles>40</meta:editing-cycles>
    <meta:generator>LibreOffice/5.3.1.2$Linux_X86_64 LibreOffice_project/30m0$Build-2</meta:generator>
    <meta:document-statistic meta:object-count="20"/>
  </office:meta>
</office:document-meta>
</file>